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" svg:font-family="FontAwesome"/>
    <style:font-face style:name="Noto Sans Devanagari1" svg:font-family="'Noto Sans Devanagari'" style:font-family-generic="swiss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5in" style:rel-column-width="21845*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C1" style:family="table-cell">
      <style:table-cell-properties fo:padding="0.0382in" fo:border="0.05pt solid #ffffff"/>
    </style:style>
    <style:style style:name="P1" style:family="paragraph" style:parent-style-name="Standard">
      <style:paragraph-properties fo:text-align="center" style:justify-single-word="false"/>
      <style:text-properties style:font-name="Cantarell" fo:font-size="10pt" officeooo:rsid="0015b70d" officeooo:paragraph-rsid="0015b70d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Cantarell" fo:font-size="10pt" fo:font-weight="bold" officeooo:rsid="0015b70d" officeooo:paragraph-rsid="0015b70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ntarell" fo:font-size="4pt" fo:font-weight="bold" officeooo:rsid="0015b70d" officeooo:paragraph-rsid="0015b70d" style:font-size-asian="3.5pt" style:font-weight-asian="bold" style:font-size-complex="4pt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officeooo:rsid="0016db41" officeooo:paragraph-rsid="0016db41" style:font-size-asian="10pt" style:font-size-complex="10pt"/>
    </style:style>
    <style:style style:name="P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fo:font-style="italic" officeooo:rsid="001b63c9" officeooo:paragraph-rsid="001e0478" style:font-size-asian="10pt" style:font-style-asian="italic" style:font-size-complex="10pt" style:font-style-complex="italic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fo:font-style="italic" fo:font-weight="normal" officeooo:rsid="001e0478" officeooo:paragraph-rsid="001f29f4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normal" officeooo:rsid="001cf7e6" officeooo:paragraph-rsid="001cf7e6" style:font-size-asian="3.5pt" style:font-style-asian="italic" style:font-weight-asian="normal" style:font-size-complex="4pt" style:font-style-complex="italic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normal" officeooo:rsid="00188ef0" officeooo:paragraph-rsid="001762d8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weight="bold" officeooo:rsid="0016db41" officeooo:paragraph-rsid="0016db41" style:font-size-asian="3.5pt" style:font-weight-asian="bold" style:font-size-complex="4pt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6pt" fo:font-style="normal" fo:font-weight="normal" officeooo:rsid="001b63c9" officeooo:paragraph-rsid="00213e20" style:font-name-asian="FontAwesome" style:font-size-asian="5.25pt" style:font-style-asian="normal" style:font-weight-asian="normal" style:font-name-complex="FontAwesome" style:font-size-complex="6pt" style:font-style-complex="normal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/>
      <style:text-properties style:font-name="Cantarell" fo:font-size="10pt" fo:font-style="italic" fo:font-weight="normal" officeooo:rsid="001cf7e6" officeooo:paragraph-rsid="001cf7e6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Cantarell" officeooo:rsid="0015b70d" officeooo:paragraph-rsid="001b63c9"/>
    </style:style>
    <style:style style:name="P13" style:family="paragraph" style:parent-style-name="Table_20_Contents">
      <style:paragraph-properties fo:text-align="center" style:justify-single-word="false"/>
      <style:text-properties style:font-name="Cantarell" fo:font-size="10pt" officeooo:rsid="0015b70d" officeooo:paragraph-rsid="001b63c9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Cantarell" fo:font-size="24pt" fo:font-weight="bold" officeooo:rsid="0015b70d" officeooo:paragraph-rsid="0036d1c5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ntarell" fo:font-size="10pt" fo:font-weight="bold" officeooo:rsid="0015b70d" officeooo:paragraph-rsid="0015b70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ntarell" fo:font-size="10pt" officeooo:rsid="0015b70d" officeooo:paragraph-rsid="0015b70d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Cantarell" fo:font-size="10pt" officeooo:rsid="0015b70d" officeooo:paragraph-rsid="003f5b27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Cantarell" fo:font-size="4pt" fo:font-weight="bold" officeooo:rsid="0015b70d" officeooo:paragraph-rsid="0015b70d" style:font-size-asian="4pt" style:font-weight-asian="bold" style:font-size-complex="4pt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fo:font-style="italic" officeooo:rsid="001b63c9" officeooo:paragraph-rsid="00388b6a" style:font-size-asian="10pt" style:font-style-asian="italic" style:font-size-complex="10pt" style:font-style-complex="italic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fo:font-style="italic" fo:font-weight="normal" officeooo:rsid="001e0478" officeooo:paragraph-rsid="003b3ddb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fo:font-style="italic" fo:font-weight="normal" officeooo:rsid="001e0478" officeooo:paragraph-rsid="003cae2a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fo:font-style="normal" fo:font-weight="bold" officeooo:rsid="0028cd1d" officeooo:paragraph-rsid="0028cd1d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fo:font-style="normal" fo:font-weight="bold" officeooo:rsid="0028cd1d" officeooo:paragraph-rsid="003f5b27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fo:font-style="normal" fo:font-weight="bold" officeooo:rsid="001b2484" officeooo:paragraph-rsid="001b2484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10pt" officeooo:rsid="0016db41" officeooo:paragraph-rsid="003a33fc" style:font-size-asian="10pt" style:font-size-complex="10pt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normal" officeooo:rsid="001cf7e6" officeooo:paragraph-rsid="00388b6a" style:font-size-asian="3.5pt" style:font-style-asian="italic" style:font-weight-asian="normal" style:font-size-complex="4pt" style:font-style-complex="italic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normal" officeooo:rsid="001cf7e6" officeooo:paragraph-rsid="003cae2a" style:font-size-asian="3.5pt" style:font-style-asian="italic" style:font-weight-asian="normal" style:font-size-complex="4pt" style:font-style-complex="italic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normal" officeooo:rsid="0029228d" officeooo:paragraph-rsid="0028cd1d" style:font-name-asian="FontAwesome" style:font-size-asian="10pt" style:font-style-asian="italic" style:font-weight-asian="normal" style:font-name-complex="FontAwesome" style:font-size-complex="10pt" style:font-style-complex="italic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normal" officeooo:rsid="0029228d" officeooo:paragraph-rsid="003f5b27" style:font-name-asian="FontAwesome" style:font-size-asian="10pt" style:font-style-asian="italic" style:font-weight-asian="normal" style:font-name-complex="FontAwesome" style:font-size-complex="10pt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normal" officeooo:rsid="0028cd1d" officeooo:paragraph-rsid="0028cd1d" style:font-name-asian="FontAwesome" style:font-size-asian="10pt" style:font-style-asian="italic" style:font-weight-asian="normal" style:font-name-complex="FontAwesome" style:font-size-complex="10pt" style:font-style-complex="italic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antarell" fo:font-size="4pt" fo:font-weight="bold" officeooo:rsid="0016db41" officeooo:paragraph-rsid="003a33fc" style:font-size-asian="3.5pt" style:font-weight-asian="bold" style:font-size-complex="4pt" style:font-weight-complex="bold"/>
    </style:style>
    <style:style style:name="P32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style:font-name="Cantarell" fo:font-size="10pt" officeooo:rsid="0016db41" officeooo:paragraph-rsid="0036d1c5" style:font-size-asian="10pt" style:font-size-complex="10pt"/>
    </style:style>
    <style:style style:name="P33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style:font-name="Cantarell" fo:font-size="10pt" fo:font-weight="bold" officeooo:rsid="0015b70d" officeooo:paragraph-rsid="0036d1c5" style:font-size-asian="10pt" style:font-weight-asian="bold" style:font-size-complex="10pt" style:font-weight-complex="bold"/>
    </style:style>
    <style:style style:name="P34" style:family="paragraph" style:parent-style-name="Standard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style:font-name="Cantarell" fo:font-size="10pt" fo:font-style="italic" fo:font-weight="bold" officeooo:rsid="001762d8" officeooo:paragraph-rsid="0036d1c5" style:font-size-asian="10pt" style:font-style-asian="italic" style:font-weight-asian="bold" style:font-size-complex="10pt" style:font-style-complex="italic" style:font-weight-complex="bold"/>
    </style:style>
    <style:style style:name="P35" style:family="paragraph" style:parent-style-name="Standard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style:font-name="Cantarell" fo:font-size="10pt" fo:font-style="italic" fo:font-weight="bold" officeooo:rsid="0016db41" officeooo:paragraph-rsid="0036d1c5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Standard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style:font-name="Cantarell" fo:font-size="10pt" officeooo:rsid="0016db41" officeooo:paragraph-rsid="003a33fc" style:font-size-asian="10pt" style:font-size-complex="10pt"/>
    </style:style>
    <style:style style:name="P37" style:family="paragraph" style:parent-style-name="Standard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bold" officeooo:rsid="0016db41" officeooo:paragraph-rsid="0036d1c5" style:font-size-asian="4pt" style:font-style-asian="italic" style:font-weight-asian="bold" style:font-size-complex="4pt" style:font-style-complex="italic" style:font-weight-complex="bold"/>
    </style:style>
    <style:style style:name="P38" style:family="paragraph" style:parent-style-name="Standard">
      <loext:graphic-properties draw:fill="none"/>
      <style:paragraph-properties fo:margin-left="1.5in" fo:margin-right="0in" fo:text-align="start" style:justify-single-word="false" fo:text-indent="0in" style:auto-text-indent="false" fo:background-color="transparent"/>
      <style:text-properties style:font-name="Cantarell" fo:font-size="4pt" fo:font-style="italic" fo:font-weight="bold" officeooo:rsid="001762d8" officeooo:paragraph-rsid="0036d1c5" style:font-size-asian="4pt" style:font-style-asian="italic" style:font-weight-asian="bold" style:font-size-complex="4pt" style:font-style-complex="italic" style:font-weight-complex="bold"/>
    </style:style>
    <style:style style:name="P39" style:family="paragraph" style:parent-style-name="Standard" style:master-page-name="">
      <loext:graphic-properties draw:fill="none"/>
      <style:paragraph-properties fo:margin-left="1.5in" fo:margin-right="0in" fo:text-align="start" style:justify-single-word="false" fo:text-indent="0in" style:auto-text-indent="false" style:page-number="auto" fo:background-color="transparent"/>
      <style:text-properties style:font-name="Cantarell" fo:font-size="10pt" fo:font-style="italic" officeooo:rsid="0015b70d" officeooo:paragraph-rsid="0015b70d" style:font-size-asian="10pt" style:font-style-asian="italic" style:font-size-complex="10pt" style:font-style-complex="italic"/>
    </style:style>
    <style:style style:name="P40" style:family="paragraph" style:parent-style-name="Standard" style:master-page-name="">
      <loext:graphic-properties draw:fill="none"/>
      <style:paragraph-properties fo:margin-left="1.5in" fo:margin-right="0in" fo:text-align="start" style:justify-single-word="false" fo:text-indent="0in" style:auto-text-indent="false" style:page-number="auto" fo:background-color="transparent"/>
      <style:text-properties style:font-name="Cantarell" fo:font-size="10pt" officeooo:rsid="0016db41" officeooo:paragraph-rsid="0016db41" style:font-size-asian="10pt" style:font-size-complex="10pt"/>
    </style:style>
    <style:style style:name="P41" style:family="paragraph" style:parent-style-name="Standard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/>
      <style:text-properties style:font-name="Cantarell" fo:font-size="10pt" fo:font-style="italic" fo:font-weight="normal" officeooo:rsid="0028cd1d" officeooo:paragraph-rsid="0028cd1d" style:font-size-asian="10pt" style:font-style-asian="italic" style:font-weight-asian="normal" style:font-size-complex="10pt" style:font-style-complex="italic" style:font-weight-complex="normal"/>
    </style:style>
    <style:style style:name="P42" style:family="paragraph" style:parent-style-name="Standard">
      <loext:graphic-properties draw:fill="none"/>
      <style:paragraph-properties fo:margin-left="1in" fo:margin-right="0in" fo:text-align="start" style:justify-single-word="false" fo:text-indent="0in" style:auto-text-indent="false" fo:background-color="transparent"/>
      <style:text-properties style:font-name="Cantarell" fo:font-size="10pt" fo:font-style="italic" fo:font-weight="normal" officeooo:rsid="001cf7e6" officeooo:paragraph-rsid="00388b6a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/>
      <style:text-properties style:font-name="Cantarell" fo:font-size="10pt" fo:font-style="normal" fo:font-weight="bold" officeooo:rsid="0028cd1d" officeooo:paragraph-rsid="003f5b27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Cantarell" fo:font-size="10pt" fo:font-style="normal" fo:font-weight="bold" officeooo:rsid="0028cd1d" officeooo:paragraph-rsid="003f5b27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db41" style:font-weight-asian="normal" style:font-weight-complex="normal"/>
    </style:style>
    <style:style style:name="T4" style:family="text">
      <style:text-properties fo:font-weight="normal" officeooo:rsid="00188ef0" style:font-weight-asian="normal" style:font-weight-complex="normal"/>
    </style:style>
    <style:style style:name="T5" style:family="text">
      <style:text-properties fo:font-weight="normal" officeooo:rsid="001b2484" style:font-weight-asian="normal" style:font-weight-complex="normal"/>
    </style:style>
    <style:style style:name="T6" style:family="text">
      <style:text-properties fo:font-weight="normal" officeooo:rsid="001b63c9" style:font-weight-asian="normal" style:font-weight-complex="normal"/>
    </style:style>
    <style:style style:name="T7" style:family="text">
      <style:text-properties fo:font-weight="normal" officeooo:rsid="002113b0" style:font-weight-asian="normal" style:font-weight-complex="normal"/>
    </style:style>
    <style:style style:name="T8" style:family="text">
      <style:text-properties fo:font-weight="normal" officeooo:rsid="00213e20" style:font-weight-asian="normal" style:font-weight-complex="normal"/>
    </style:style>
    <style:style style:name="T9" style:family="text">
      <style:text-properties fo:font-weight="normal" officeooo:rsid="002711d6" style:font-weight-asian="normal" style:font-weight-complex="normal"/>
    </style:style>
    <style:style style:name="T10" style:family="text">
      <style:text-properties fo:font-weight="normal" officeooo:rsid="002893f5" style:font-weight-asian="normal" style:font-weight-complex="normal"/>
    </style:style>
    <style:style style:name="T11" style:family="text">
      <style:text-properties fo:font-weight="normal" officeooo:rsid="0028cd1d" style:font-weight-asian="normal" style:font-weight-complex="normal"/>
    </style:style>
    <style:style style:name="T12" style:family="text">
      <style:text-properties fo:font-weight="normal" officeooo:rsid="0036d1c5" style:font-weight-asian="normal" style:font-weight-complex="normal"/>
    </style:style>
    <style:style style:name="T13" style:family="text">
      <style:text-properties fo:font-weight="normal" officeooo:rsid="00388b6a" style:font-weight-asian="normal" style:font-weight-complex="normal"/>
    </style:style>
    <style:style style:name="T14" style:family="text">
      <style:text-properties fo:font-weight="normal" officeooo:rsid="003a33fc" style:font-weight-asian="normal" style:font-weight-complex="normal"/>
    </style:style>
    <style:style style:name="T15" style:family="text">
      <style:text-properties fo:font-weight="normal" officeooo:rsid="003b3ddb" style:font-weight-asian="normal" style:font-weight-complex="normal"/>
    </style:style>
    <style:style style:name="T16" style:family="text">
      <style:text-properties fo:font-weight="normal" officeooo:rsid="003e5de1" style:font-weight-asian="normal" style:font-weight-complex="normal"/>
    </style:style>
    <style:style style:name="T17" style:family="text">
      <style:text-properties fo:font-weight="normal" style:font-name-asian="FontAwesome" style:font-weight-asian="normal" style:font-name-complex="FontAwesome" style:font-weight-complex="normal"/>
    </style:style>
    <style:style style:name="T18" style:family="text">
      <style:text-properties fo:font-weight="normal" officeooo:rsid="0029228d" style:font-name-asian="FontAwesome" style:font-weight-asian="normal" style:font-name-complex="FontAwesome" style:font-weight-complex="normal"/>
    </style:style>
    <style:style style:name="T19" style:family="text">
      <style:text-properties fo:font-weight="normal" officeooo:rsid="003c4d85" style:font-name-asian="FontAwesome" style:font-weight-asian="normal" style:font-name-complex="FontAwesome" style:font-weight-complex="normal"/>
    </style:style>
    <style:style style:name="T20" style:family="text">
      <style:text-properties officeooo:rsid="0016db4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3a33fc" style:font-weight-asian="bold" style:font-weight-complex="bold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1b2484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1b63c9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13e20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2113b0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36d1c5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388b6a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3a33fc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3b3ddb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3cae2a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3e5de1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style:font-name-asian="FontAwesome" style:font-style-asian="italic" style:font-weight-asian="normal" style:font-name-complex="FontAwesome" style:font-style-complex="italic" style:font-weight-complex="normal"/>
    </style:style>
    <style:style style:name="T35" style:family="text">
      <style:text-properties fo:font-style="italic" fo:font-weight="normal" officeooo:rsid="0029228d" style:font-name-asian="FontAwesome" style:font-style-asian="italic" style:font-weight-asian="normal" style:font-name-complex="FontAwesome" style:font-style-complex="italic" style:font-weight-complex="normal"/>
    </style:style>
    <style:style style:name="T36" style:family="text">
      <style:text-properties fo:font-style="italic" fo:font-weight="normal" officeooo:rsid="003c4d85" style:font-name-asian="FontAwesome" style:font-style-asian="italic" style:font-weight-asian="normal" style:font-name-complex="FontAwesome" style:font-style-complex="italic" style:font-weight-complex="normal"/>
    </style:style>
    <style:style style:name="T37" style:family="text">
      <style:text-properties fo:font-style="italic" fo:font-weight="normal" officeooo:rsid="003cae2a" style:font-name-asian="FontAwesome" style:font-style-asian="italic" style:font-weight-asian="normal" style:font-name-complex="FontAwesome" style:font-style-complex="italic" style:font-weight-complex="normal"/>
    </style:style>
    <style:style style:name="T38" style:family="text">
      <style:text-properties fo:font-style="italic" fo:font-weight="normal" officeooo:rsid="003f5b27" style:font-name-asian="FontAwesome" style:font-style-asian="italic" style:font-weight-asian="normal" style:font-name-complex="FontAwesome" style:font-style-complex="italic" style:font-weight-complex="normal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3bffd7" style:font-style-asian="normal" style:font-style-complex="normal"/>
    </style:style>
    <style:style style:name="T41" style:family="text">
      <style:text-properties fo:font-style="normal" fo:font-weight="normal" officeooo:rsid="001b2484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388b6a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1f29f4" style:font-name-asian="FontAwesome" style:font-style-asian="normal" style:font-weight-asian="bold" style:font-name-complex="FontAwesome" style:font-style-complex="normal" style:font-weight-complex="bold"/>
    </style:style>
    <style:style style:name="T45" style:family="text">
      <style:text-properties fo:font-style="normal" fo:font-weight="bold" officeooo:rsid="003a33fc" style:font-name-asian="FontAwesome" style:font-style-asian="normal" style:font-weight-asian="bold" style:font-name-complex="FontAwesome" style:font-style-complex="normal" style:font-weight-complex="bold"/>
    </style:style>
    <style:style style:name="T46" style:family="text">
      <style:text-properties fo:font-style="normal" officeooo:rsid="001f29f4" style:font-name-asian="FontAwesome" style:font-style-asian="normal" style:font-name-complex="FontAwesome" style:font-style-complex="normal"/>
    </style:style>
    <style:style style:name="T47" style:family="text">
      <style:text-properties fo:font-style="normal" officeooo:rsid="003b3ddb" style:font-name-asian="FontAwesome" style:font-style-asian="normal" style:font-name-complex="FontAwesome" style:font-style-complex="normal"/>
    </style:style>
    <style:style style:name="T48" style:family="text">
      <style:text-properties fo:font-style="normal" officeooo:rsid="003cae2a" style:font-name-asian="FontAwesome" style:font-style-asian="normal" style:font-name-complex="FontAwesome" style:font-style-complex="normal"/>
    </style:style>
    <style:style style:name="T49" style:family="text">
      <style:text-properties fo:font-style="normal" officeooo:rsid="003bffd7" style:font-name-asian="FontAwesome" style:font-style-asian="normal" style:font-name-complex="FontAwesome" style:font-style-complex="normal"/>
    </style:style>
    <style:style style:name="T50" style:family="text">
      <style:text-properties style:font-name="FontAwesome" fo:font-style="normal" fo:font-weight="bold" officeooo:rsid="001b63c9" style:font-name-asian="FontAwesome" style:font-style-asian="normal" style:font-weight-asian="bold" style:font-name-complex="FontAwesome" style:font-style-complex="normal" style:font-weight-complex="bold"/>
    </style:style>
    <style:style style:name="T51" style:family="text">
      <style:text-properties style:font-name="FontAwesome" fo:font-style="normal" fo:font-weight="normal" officeooo:rsid="001b63c9" style:font-name-asian="FontAwesome" style:font-style-asian="normal" style:font-weight-asian="normal" style:font-name-complex="FontAwesome" style:font-style-complex="normal" style:font-weight-complex="normal"/>
    </style:style>
    <style:style style:name="T52" style:family="text">
      <style:text-properties style:font-name="FontAwesome" fo:font-size="10pt" fo:font-style="normal" fo:font-weight="bold" officeooo:rsid="001b63c9" style:font-name-asian="FontAwesome" style:font-size-asian="10pt" style:font-style-asian="normal" style:font-weight-asian="bold" style:font-name-complex="FontAwesome" style:font-size-complex="10pt" style:font-style-complex="normal" style:font-weight-complex="bold"/>
    </style:style>
    <style:style style:name="T53" style:family="text">
      <style:text-properties style:font-name="FontAwesome" fo:font-size="10pt" fo:font-style="normal" fo:font-weight="normal" officeooo:rsid="001b63c9" style:font-name-asian="FontAwesome" style:font-size-asian="10pt" style:font-style-asian="normal" style:font-weight-asian="normal" style:font-name-complex="FontAwesome" style:font-size-complex="10pt" style:font-style-complex="normal" style:font-weight-complex="normal"/>
    </style:style>
    <style:style style:name="T54" style:family="text">
      <style:text-properties style:font-name="FontAwesome" fo:font-size="8pt" fo:font-style="normal" fo:font-weight="normal" style:font-name-asian="FontAwesome" style:font-style-asian="normal" style:font-weight-asian="normal" style:font-name-complex="FontAwesome" style:font-style-complex="normal" style:font-weight-complex="normal"/>
    </style:style>
    <style:style style:name="T55" style:family="text">
      <style:text-properties style:font-name="FontAwesome" fo:font-size="8pt" fo:font-style="normal" officeooo:rsid="001b63c9" style:font-name-asian="FontAwesome" style:font-style-asian="normal" style:font-name-complex="FontAwesome" style:font-style-complex="normal"/>
    </style:style>
    <style:style style:name="T56" style:family="text">
      <style:text-properties style:font-name-asian="FontAwesome" style:font-name-complex="FontAwesome"/>
    </style:style>
    <style:style style:name="T57" style:family="text">
      <style:text-properties officeooo:rsid="001f29f4" style:font-name-asian="FontAwesome" style:font-name-complex="FontAwesome"/>
    </style:style>
    <style:style style:name="T58" style:family="text">
      <style:text-properties officeooo:rsid="002113b0" style:font-name-asian="FontAwesome" style:font-name-complex="FontAwesome"/>
    </style:style>
    <style:style style:name="T59" style:family="text">
      <style:text-properties officeooo:rsid="0029228d" style:font-name-asian="FontAwesome" style:font-name-complex="FontAwesome"/>
    </style:style>
    <style:style style:name="T60" style:family="text">
      <style:text-properties officeooo:rsid="003b3ddb" style:font-name-asian="FontAwesome" style:font-name-complex="FontAwesome"/>
    </style:style>
    <style:style style:name="T61" style:family="text">
      <style:text-properties officeooo:rsid="003c4d85" style:font-name-asian="FontAwesome" style:font-name-complex="FontAwesome"/>
    </style:style>
    <style:style style:name="T62" style:family="text">
      <style:text-properties fo:font-size="8pt" fo:font-style="normal" fo:font-weight="normal" style:font-name-asian="FontAwesome" style:font-style-asian="normal" style:font-weight-asian="normal" style:font-name-complex="FontAwesome" style:font-style-complex="normal" style:font-weight-complex="normal"/>
    </style:style>
    <style:style style:name="T63" style:family="text">
      <style:text-properties fo:font-size="8pt" fo:font-style="normal" fo:font-weight="normal" officeooo:rsid="001e0478" style:font-name-asian="FontAwesome" style:font-style-asian="normal" style:font-weight-asian="normal" style:font-name-complex="FontAwesome" style:font-style-complex="normal" style:font-weight-complex="normal"/>
    </style:style>
    <style:style style:name="T64" style:family="text">
      <style:text-properties fo:font-size="8pt" fo:font-style="normal" fo:font-weight="normal" officeooo:rsid="00388b6a" style:font-name-asian="FontAwesome" style:font-style-asian="normal" style:font-weight-asian="normal" style:font-name-complex="FontAwesome" style:font-style-complex="normal" style:font-weight-complex="normal"/>
    </style:style>
    <style:style style:name="T65" style:family="text">
      <style:text-properties fo:font-size="8pt" fo:font-style="normal" fo:font-weight="normal" officeooo:rsid="001cf7e6" style:font-style-asian="normal" style:font-weight-asian="normal" style:font-style-complex="normal" style:font-weight-complex="normal"/>
    </style:style>
    <style:style style:name="T66" style:family="text">
      <style:text-properties fo:font-size="8pt" fo:font-style="normal" fo:font-weight="normal" officeooo:rsid="00388b6a" style:font-style-asian="normal" style:font-weight-asian="normal" style:font-style-complex="normal" style:font-weight-complex="normal"/>
    </style:style>
    <style:style style:name="T67" style:family="text">
      <style:text-properties fo:font-size="8pt" fo:font-style="normal" fo:font-weight="normal" officeooo:rsid="003c4d85" style:font-style-asian="normal" style:font-weight-asian="normal" style:font-style-complex="normal" style:font-weight-complex="normal"/>
    </style:style>
    <style:style style:name="T68" style:family="text">
      <style:text-properties fo:font-size="8pt" fo:font-style="normal" officeooo:rsid="001b63c9" style:font-name-asian="FontAwesome" style:font-style-asian="normal" style:font-name-complex="FontAwesome" style:font-style-complex="normal"/>
    </style:style>
    <style:style style:name="T69" style:family="text">
      <style:text-properties fo:font-size="8pt" fo:font-style="normal" officeooo:rsid="001f29f4" style:font-name-asian="FontAwesome" style:font-style-asian="normal" style:font-name-complex="FontAwesome" style:font-style-complex="normal"/>
    </style:style>
    <style:style style:name="T70" style:family="text">
      <style:text-properties fo:font-size="8pt" fo:font-weight="normal" officeooo:rsid="001cf7e6" style:font-weight-asian="normal" style:font-weight-complex="normal"/>
    </style:style>
    <style:style style:name="T71" style:family="text">
      <style:text-properties fo:font-size="8pt" officeooo:rsid="001f29f4" style:font-name-asian="FontAwesome" style:font-name-complex="FontAwesome"/>
    </style:style>
    <style:style style:name="T72" style:family="text">
      <style:text-properties officeooo:rsid="002711d6"/>
    </style:style>
    <style:style style:name="T73" style:family="text">
      <style:text-properties officeooo:rsid="002893f5"/>
    </style:style>
    <style:style style:name="T74" style:family="text">
      <style:text-properties style:font-name="Cantarell" fo:font-size="4pt" fo:font-style="italic" fo:font-weight="normal" officeooo:rsid="003cae2a" style:font-name-asian="FontAwesome" style:font-size-asian="10pt" style:font-style-asian="italic" style:font-weight-asian="normal" style:font-name-complex="FontAwesome" style:font-size-complex="10pt" style:font-style-complex="italic" style:font-weight-complex="normal"/>
    </style:style>
    <style:style style:name="T75" style:family="text">
      <style:text-properties style:font-name="Cantarell" fo:font-size="4pt" fo:font-style="italic" fo:font-weight="normal" officeooo:rsid="0029228d" style:font-name-asian="FontAwesome" style:font-size-asian="10pt" style:font-style-asian="italic" style:font-weight-asian="normal" style:font-name-complex="FontAwesome" style:font-size-complex="10pt" style:font-style-complex="italic" style:font-weight-complex="normal"/>
    </style:style>
    <style:style style:name="T76" style:family="text">
      <style:text-properties fo:font-size="4pt" style:font-size-asian="4pt" style:font-size-complex="4pt"/>
    </style:style>
    <style:style style:name="T77" style:family="text">
      <style:text-properties officeooo:rsid="00388b6a"/>
    </style:style>
    <style:style style:name="T78" style:family="text">
      <style:text-properties officeooo:rsid="003b3ddb"/>
    </style:style>
    <style:style style:name="T79" style:family="text">
      <style:text-properties officeooo:rsid="003c4d8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Jack Kolb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"><text:span text:style-name="T51"></text:span><text:span text:style-name="T50"> <text:s/></text:span>jackkolb.com</text:p>
          </table:table-cell>
          <table:table-cell table:style-name="Table1.A1" office:value-type="string">
            <text:p text:style-name="P12"><text:span text:style-name="T53"></text:span><text:span text:style-name="T52"> <text:s/></text:span><text:span text:style-name="T1">jack@jackkolb.com</text:span></text:p>
          </table:table-cell>
          <table:table-cell table:style-name="Table1.C1" office:value-type="string">
            <text:p text:style-name="P13"><text:span text:style-name="T51"></text:span><text:span text:style-name="T50"> <text:s/></text:span>github.com/jackkolb</text:p>
          </table:table-cell>
        </table:table-row>
      </table:table>
      <text:p text:style-name="P29"/>
      <text:p text:style-name="P17"><text:span text:style-name="T21">B.S. Honors Mechanical Engineering, UC Riverside<text:tab/><text:tab/><text:tab/><text:tab/><text:tab/></text:span><text:span text:style-name="T2"><text:tab/></text:span><text:span text:style-name="T9">2016 – </text:span><text:span text:style-name="T7">2020</text:span></text:p>
      <text:p text:style-name="P16"><text:tab/>Focus on Robotics and Controls</text:p>
      <text:p text:style-name="P10"/>
      <text:p text:style-name="P2">Work <text:span text:style-name="T78">and Large-Scale Project</text:span> Experience</text:p>
      <text:p text:style-name="P3"/>
      <text:p text:style-name="P2"><text:tab/>UCR Autonomous Underwater Vehicle<text:span text:style-name="T39"><text:tab/><text:tab/></text:span><text:span text:style-name="T40">(UCR RoboSub)</text:span></text:p>
      <text:p text:style-name="P2"><text:span text:style-name="T41"><text:tab/><text:tab/></text:span><text:span text:style-name="T27">Large autonomous submarine </text:span><text:span text:style-name="T28">project </text:span><text:span text:style-name="T27">competing annually in the international RoboSub competition</text:span></text:p>
      <text:p text:style-name="P18"><text:span text:style-name="T27"/></text:p>
      <text:p text:style-name="P32"><text:span text:style-name="T2"><text:tab/><text:tab/></text:span><text:span text:style-name="T21">Project Lead</text:span><text:span text:style-name="T2"><text:tab/><text:tab/><text:tab/><text:tab/><text:tab/><text:tab/><text:tab/><text:tab/><text:tab/>2018 – 20</text:span><text:span text:style-name="T12">20</text:span></text:p>
      <text:p text:style-name="P34"><text:span text:style-name="T8">Currently m</text:span><text:span text:style-name="T7">anaging </text:span><text:span text:style-name="T11">the</text:span><text:span text:style-name="T7"> project,</text:span><text:span text:style-name="T4"> work</text:span><text:span text:style-name="T12">ed</text:span><text:span text:style-name="T4"> with university department</text:span><text:span text:style-name="T12">s</text:span><text:span text:style-name="T4"> and student organization</text:span><text:span text:style-name="T12">s</text:span><text:span text:style-name="T4"> for budgeting, </text:span><text:span text:style-name="T11">requests,</text:span><text:span text:style-name="T4"> and support, communicat</text:span><text:span text:style-name="T12">ed</text:span><text:span text:style-name="T4"> with compan</text:span><text:span text:style-name="T5">y sponsors</text:span><text:span text:style-name="T4">, ensur</text:span><text:span text:style-name="T12">ed</text:span><text:span text:style-name="T4"> deadlines and documentation </text:span><text:span text:style-name="T12">we</text:span><text:span text:style-name="T4">re fulfilled and standardized, </text:span><text:span text:style-name="T12">provided technical guidance, training, and leadership </text:span><text:span text:style-name="T15">to the Mechanical Team, </text:span><text:span text:style-name="T4">expand</text:span><text:span text:style-name="T12">ed</text:span><text:span text:style-name="T4"> the project into </text:span><text:span text:style-name="T12">a</text:span><text:span text:style-name="T4"> </text:span><text:span text:style-name="T12">premier</text:span><text:span text:style-name="T4"> student project at UCR</text:span><text:span text:style-name="T13"> </text:span></text:p>
      <text:p text:style-name="P38"><text:span text:style-name="T4"/></text:p>
      <text:p text:style-name="P33"><text:span text:style-name="T2"><text:tab/><text:tab/></text:span><text:span text:style-name="T20">Mechanical Lead<text:tab/><text:tab/><text:tab/><text:tab/><text:tab/></text:span><text:span text:style-name="T3"><text:tab/><text:tab/><text:tab/>2017 – 201</text:span><text:span text:style-name="T16">9</text:span></text:p>
      <text:p text:style-name="P35"><text:span text:style-name="T4">Led a team of 10</text:span><text:span text:style-name="T11">+ </text:span><text:span text:style-name="T4">engineers in </text:span><text:span text:style-name="T16">repairing the submarine and </text:span><text:span text:style-name="T10">d</text:span><text:span text:style-name="T4">eveloping </text:span><text:span text:style-name="T10">t</text:span><text:span text:style-name="T4">orpedo systems, </text:span><text:span text:style-name="T16">external battery pods, a WiFi-transmitting buoy, and </text:span><text:span text:style-name="T4">various electrical</text:span><text:span text:style-name="T6"> housings </text:span><text:span text:style-name="T4">and aesthetic components; </text:span><text:span text:style-name="T10">present</text:span><text:span text:style-name="T16">ed</text:span><text:span text:style-name="T4"> at outreach events, </text:span><text:span text:style-name="T10">manag</text:span><text:span text:style-name="T16">ed</text:span><text:span text:style-name="T4"> the project website and social media profiles; </text:span><text:span text:style-name="T10">ensured no leaks for 50+ reassemblies</text:span></text:p>
      <text:p text:style-name="P37"><text:span text:style-name="T10"/></text:p>
      <text:p text:style-name="P2"><text:span text:style-name="T2"><text:tab/><text:tab/></text:span>Mechanical Team<text:tab/><text:span text:style-name="T2"><text:tab/><text:tab/><text:tab/><text:tab/><text:tab/><text:tab/><text:tab/></text:span><text:span text:style-name="T3">2016 – 2017</text:span></text:p>
      <text:p text:style-name="P39"><text:span text:style-name="T7">D</text:span><text:span text:style-name="T2">esign</text:span><text:span text:style-name="T7">ed </text:span><text:span text:style-name="T2">and construct</text:span><text:span text:style-name="T7">ed</text:span><text:span text:style-name="T2"> </text:span><text:span text:style-name="T12">components of the</text:span><text:span text:style-name="T7"> submarine’s physical structure</text:span><text:span text:style-name="T2">; </text:span><text:span text:style-name="T3">created a modular </text:span><text:span text:style-name="T2">electronics housing and </text:span><text:span text:style-name="T3">a watertight but accessible</text:span><text:span text:style-name="T2"> central </text:span><text:span text:style-name="T3">electronics chassis</text:span></text:p>
      <text:p text:style-name="P8"/>
      <text:p text:style-name="P4"><text:span text:style-name="T2"><text:tab/></text:span><text:span text:style-name="T21">UCR Residential Life</text:span></text:p>
      <text:p text:style-name="P9"/>
      <text:p text:style-name="P4"><text:span text:style-name="T21"><text:tab/></text:span><text:span text:style-name="T2"><text:tab/></text:span><text:span text:style-name="T21">Resident Advisor</text:span><text:span text:style-name="T2"><text:tab/><text:tab/><text:tab/><text:tab/><text:tab/><text:tab/><text:tab/><text:tab/>2018 – 20</text:span><text:span text:style-name="T12">20</text:span></text:p>
      <text:p text:style-name="P40"><text:span text:style-name="T26">Currently m</text:span><text:span text:style-name="T24">a</text:span><text:span text:style-name="T23">naging a </text:span><text:span text:style-name="T25">resident </text:span><text:span text:style-name="T23">building of 70+ first-years </text:span><text:span text:style-name="T28">in UCR’s largest resident community; engaged in emergency and crisis response, community development, and resident success; </text:span><text:span text:style-name="T29">Awarded MVP for the 2018-2019 year</text:span></text:p>
      <text:p text:style-name="P31"/>
      <text:p text:style-name="P25"><text:span text:style-name="T2"><text:tab/></text:span><text:span text:style-name="T21">U</text:span><text:span text:style-name="T22">ndergraduate Research with Sundararajan Venkatadriagaram</text:span><text:span text:style-name="T14"><text:tab/><text:tab/><text:tab/><text:tab/></text:span><text:span text:style-name="T2">2018 – 20</text:span><text:span text:style-name="T12">20</text:span></text:p>
      <text:p text:style-name="P36"><text:span text:style-name="T30">Part of a small team developing a system that records accelerometer data from electric motors to predict impending </text:span><text:span text:style-name="T33">mechanical</text:span><text:span text:style-name="T30"> failure; worked with UCRs research board to use the system on fume hoods across UCR; managed t</text:span><text:span text:style-name="T31">he </text:span><text:span text:style-name="T32">embedded systems</text:span><text:span text:style-name="T30"> and software creation for the project</text:span></text:p>
      <text:p text:style-name="P36"><text:span text:style-name="T30"/></text:p>
      <text:p text:style-name="P24"><text:span text:style-name="T78">Small-Scale </text:span>Project Experience</text:p>
      <text:p text:style-name="P27"/>
      <text:p text:style-name="P21"><text:span text:style-name="T60"><text:tab/></text:span><text:span text:style-name="T48">I</text:span><text:span text:style-name="T47"> </text:span><text:span text:style-name="T49">have attended 12+ </text:span><text:span text:style-name="T47">hackathons </text:span><text:span text:style-name="T49">and done 30+ </text:span><text:span text:style-name="T47">side projects;</text:span><text:span text:style-name="T48"> see my website!</text:span></text:p>
      <text:p text:style-name="P26"/>
      <text:p text:style-name="P19"><text:span text:style-name="T2"><text:tab/></text:span><text:span text:style-name="T43">Syncopate</text:span><text:span text:style-name="T42"><text:tab/><text:tab/><text:tab/><text:tab/><text:tab/></text:span><text:span text:style-name="T66">Python, </text:span><text:span text:style-name="T67">WSGI</text:span><text:span text:style-name="T70"><text:tab/><text:tab/><text:tab/><text:tab/></text:span><text:span text:style-name="T54"> </text:span><text:span text:style-name="T62"><text:s/>/</text:span><text:span text:style-name="T64">syncopate</text:span></text:p>
      <text:p text:style-name="P42"><text:span text:style-name="T77">Distributed project load balancer, allows numerous computers to become nodes and connect with a central server to receive project assignments; projects are run continuously, with mechanisms to immediately redistribute projects from broken nodes using saved state variables</text:span></text:p>
      <text:p text:style-name="P5"><text:span text:style-name="T2"><text:tab/></text:span><text:span text:style-name="T42">Littlebox<text:tab/><text:tab/><text:tab/><text:tab/><text:tab/></text:span><text:span text:style-name="T65">C++, Boost</text:span><text:span text:style-name="T70"><text:tab/><text:tab/><text:tab/><text:tab/></text:span><text:span text:style-name="T54"> </text:span><text:span text:style-name="T62"><text:s/>/</text:span><text:span text:style-name="T63">littlebox</text:span></text:p>
      <text:p text:style-name="P11">File <text:span text:style-name="T73">transfer </text:span>server/client <text:span text:style-name="T72">allowing users to push, pull, and delete files from a central server, includes both server and file passwords, protection from accessing outside the server directory, remote access to servers, and a simple command line interface</text:span></text:p>
      <text:p text:style-name="P7"/>
      <text:p text:style-name="P6"><text:span text:style-name="T57"><text:tab/></text:span><text:span text:style-name="T44">Quadmotio</text:span><text:span text:style-name="T45">n<text:tab/></text:span><text:span text:style-name="T69"><text:tab/></text:span><text:span text:style-name="T46"><text:tab/><text:tab/><text:tab/></text:span><text:span text:style-name="T69">Python, Raspberry Pi, Arduino</text:span><text:span text:style-name="T71"><text:tab/><text:tab/></text:span><text:span text:style-name="T55"> <text:s/></text:span><text:span text:style-name="T68">/</text:span><text:span text:style-name="T69">quadmotion</text:span></text:p>
      <text:p text:style-name="P20"><text:span text:style-name="T46"><text:tab/><text:tab/></text:span><text:span text:style-name="T60">Reverse engineered a quadcopter to be controlled by hand gestures from a remote computer</text:span></text:p>
      <text:p text:style-name="P20"><text:span text:style-name="T60"/></text:p>
      <text:p text:style-name="P22"><text:span text:style-name="T58">O</text:span><text:span text:style-name="T56">rganization Affiliations</text:span></text:p>
      <text:p text:style-name="P30"/>
      <text:p text:style-name="P23"><text:span text:style-name="T34"><text:tab/></text:span><text:span text:style-name="T56">Institute of Electrical and Electronics Engineers<text:tab/></text:span><text:span text:style-name="T17"><text:tab/></text:span><text:span text:style-name="T18">Member, Officer</text:span><text:span text:style-name="T17"><text:tab/><text:tab/>2016 – 20</text:span><text:span text:style-name="T19">20</text:span></text:p>
      <text:p text:style-name="P43"><text:span text:style-name="T34">Officer of UCR’s IEEE chapter, project coordinator for RoboSub, </text:span><text:span text:style-name="T35">showcased IEEE at outreach events, conducted administrative duties for the organization, </text:span><text:span text:style-name="T36">le</text:span><text:span text:style-name="T37">a</text:span><text:span text:style-name="T36">d</text:span><text:span text:style-name="T37">ing</text:span><text:span text:style-name="T36"> technical workshops (Soldering; Arduino; Raspberry Pi, Internet of Things; 3D Printing) </text:span><text:span text:style-name="T37">and aiding large-scale projects’ administratio</text:span><text:span text:style-name="T38">n</text:span></text:p>
      <text:p text:style-name="P29"/>
      <text:p text:style-name="P44"><text:span text:style-name="T56">American Society of Mechanical Engineers</text:span><text:span text:style-name="T17"><text:tab/><text:tab/></text:span><text:span text:style-name="T18">Member<text:tab/></text:span><text:span text:style-name="T17"><text:tab/><text:tab/>2016 – 20</text:span><text:span text:style-name="T19">20</text:span></text:p>
      <text:p text:style-name="P41"><text:span text:style-name="T56">Member of UCR’s ASME chapter, project liason for RoboSub, </text:span><text:span text:style-name="T61">h</text:span><text:span text:style-name="T56">osted a quarter-long weekly workshop preparing first-year mechanical engineers for success in their “weed-out” course</text:span></text:p>
      <text:p text:style-name="P28"/>
      <text:p text:style-name="P22"><text:span text:style-name="T35"><text:tab/></text:span><text:span text:style-name="T59">Association of Computing Machinery</text:span><text:span text:style-name="T18"><text:tab/><text:tab/><text:tab/>Member<text:tab/><text:tab/><text:tab/>2017 – 20</text:span><text:span text:style-name="T19">20</text:span></text:p>
      <text:p text:style-name="P22"><text:span text:style-name="T18"><text:tab/><text:tab/></text:span><text:span text:style-name="T35">Member of UCR’s ACM chapter, </text:span><text:span text:style-name="T36">led technical workshops at hackathons (Python Webservers; Pitching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" svg:font-family="FontAwesome"/>
    <style:font-face style:name="Noto Sans Devanagari1" svg:font-family="'Noto Sans Devanagari'" style:font-family-generic="swiss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4:04:43.723829748</meta:creation-date>
    <dc:date>2019-05-26T19:47:42.549259037</dc:date>
    <meta:editing-duration>PT1H28M27S</meta:editing-duration>
    <meta:editing-cycles>14</meta:editing-cycles>
    <meta:generator>LibreOffice/6.1.6.3$Linux_X86_64 LibreOffice_project/10$Build-3</meta:generator>
    <meta:document-statistic meta:table-count="1" meta:image-count="0" meta:object-count="0" meta:page-count="1" meta:paragraph-count="35" meta:word-count="481" meta:character-count="3602" meta:non-whitespace-character-count="3050"/>
  </office:meta>
</office:document-meta>
</file>